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11pt"/>
    </style:style>
    <style:style style:name="co2" style:family="table-column">
      <style:table-column-properties fo:break-before="auto" style:column-width="98.05pt"/>
    </style:style>
    <style:style style:name="co3" style:family="table-column">
      <style:table-column-properties fo:break-before="auto" style:column-width="65.54pt"/>
    </style:style>
    <style:style style:name="co4" style:family="table-column">
      <style:table-column-properties fo:break-before="auto" style:column-width="42.15pt"/>
    </style:style>
    <style:style style:name="co5" style:family="table-column">
      <style:table-column-properties fo:break-before="auto" style:column-width="92.6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4.09pt"/>
    </style:style>
    <style:style style:name="co8" style:family="table-column">
      <style:table-column-properties fo:break-before="auto" style:column-width="54.6pt"/>
    </style:style>
    <style:style style:name="co9" style:family="table-column">
      <style:table-column-properties fo:break-before="auto" style:column-width="131.81pt"/>
    </style:style>
    <style:style style:name="co10" style:family="table-column">
      <style:table-column-properties fo:break-before="auto" style:column-width="234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rapeci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  <table:table-cell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Area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2]^3+SIN(2*[.A2])-LN([.A2]))/(5*[.A2]^2+17)" office:value-type="float" office:value="0.0867862466738946" calcext:value-type="float">
            <text:p>0.086786246673895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B2]+[.B4])/2*([.A4]-[.A2])" office:value-type="float" office:value="1.90380546485028" calcext:value-type="float">
            <text:p>1.90380546485028</text:p>
          </table:table-cell>
          <table:table-cell table:number-columns-repeated="1019"/>
        </table:table-row>
        <table:table-row table:style-name="ro1">
          <table:table-cell table:formula="of:=[.A2]+[.D$2]" office:value-type="float" office:value="3" calcext:value-type="float">
            <text:p>3</text:p>
          </table:table-cell>
          <table:table-cell table:formula="of:=([.A3]^3+SIN(2*[.A3])-LN([.A3]))/(5*[.A3]^2+17)" office:value-type="float" office:value="0.413257616340854" calcext:value-type="float">
            <text:p>0.413257616340854</text:p>
          </table:table-cell>
          <table:table-cell table:number-columns-repeated="1022"/>
        </table:table-row>
        <table:table-row table:style-name="ro1">
          <table:table-cell table:formula="of:=[.A3]+[.D$2]" office:value-type="float" office:value="5" calcext:value-type="float">
            <text:p>5</text:p>
          </table:table-cell>
          <table:table-cell table:formula="of:=([.A4]^3+SIN(2*[.A4])-LN([.A4]))/(5*[.A4]^2+17)" office:value-type="float" office:value="0.865116485751243" calcext:value-type="float">
            <text:p>0.865116485751243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formula="of:=([.A8]^3+SIN(2*[.A8])-LN([.A8]))/(5*[.A8]^2+17)" office:value-type="float" office:value="0.0867862466738946" calcext:value-type="float">
            <text:p>0.0867862466738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D$8]/2*([.B8]+2*SUM([.B9:.B11])+[.B12])" office:value-type="float" office:value="1.7219390592334" calcext:value-type="float">
            <text:p>1.7219390592334</text:p>
          </table:table-cell>
          <table:table-cell table:number-columns-repeated="1019"/>
        </table:table-row>
        <table:table-row table:style-name="ro1">
          <table:table-cell table:formula="of:=[.A8]+[.D$8]" office:value-type="float" office:value="2" calcext:value-type="float">
            <text:p>2</text:p>
          </table:table-cell>
          <table:table-cell table:formula="of:=([.A9]^3+SIN(2*[.A9])-LN([.A9]))/(5*[.A9]^2+17)" office:value-type="float" office:value="0.177028387138706" calcext:value-type="float">
            <text:p>0.177028387138706</text:p>
          </table:table-cell>
          <table:table-cell table:number-columns-repeated="1022"/>
        </table:table-row>
        <table:table-row table:style-name="ro1">
          <table:table-cell table:formula="of:=[.A9]+[.D$8]" office:value-type="float" office:value="3" calcext:value-type="float">
            <text:p>3</text:p>
          </table:table-cell>
          <table:table-cell table:formula="of:=([.A10]^3+SIN(2*[.A10])-LN([.A10]))/(5*[.A10]^2+17)" office:value-type="float" office:value="0.413257616340854" calcext:value-type="float">
            <text:p>0.413257616340854</text:p>
          </table:table-cell>
          <table:table-cell table:number-columns-repeated="1022"/>
        </table:table-row>
        <table:table-row table:style-name="ro1">
          <table:table-cell table:formula="of:=[.A10]+[.D$8]" office:value-type="float" office:value="4" calcext:value-type="float">
            <text:p>4</text:p>
          </table:table-cell>
          <table:table-cell table:formula="of:=([.A11]^3+SIN(2*[.A11])-LN([.A11]))/(5*[.A11]^2+17)" office:value-type="float" office:value="0.655701689541273" calcext:value-type="float">
            <text:p>0.655701689541273</text:p>
          </table:table-cell>
          <table:table-cell table:number-columns-repeated="2"/>
          <table:table-cell table:style-name="ce1"/>
          <table:table-cell table:number-columns-repeated="1019"/>
        </table:table-row>
        <table:table-row table:style-name="ro1">
          <table:table-cell table:formula="of:=[.A11]+[.D$8]" office:value-type="float" office:value="5" calcext:value-type="float">
            <text:p>5</text:p>
          </table:table-cell>
          <table:table-cell table:formula="of:=([.A12]^3+SIN(2*[.A12])-LN([.A12]))/(5*[.A12]^2+17)" office:value-type="float" office:value="0.865116485751243" calcext:value-type="float">
            <text:p>0.865116485751243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mpson" table:style-name="ta1">
        <table:table-column table:style-name="co7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 calcext:value-type="string">
            <text:p>Sub índic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  <table:table-cell/>
          <table:table-cell office:value-type="string" calcext:value-type="string">
            <text:p>h</text:p>
          </table:table-cell>
          <table:table-cell table:style-name="ce1" office:value-type="string" calcext:value-type="string">
            <text:p>Area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2]^3+SIN(2*[.B2])-LN([.B2]))/(5*[.B2]^2+17)" office:value-type="float" office:value="0.0867862466738946" calcext:value-type="float">
            <text:p>0.08678624667389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$2]/3*([.C2]+4*[.C3]+[.C4])" office:value-type="float" office:value="1.73662213185904" calcext:value-type="float">
            <text:p>1.7366221318590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[.E$2]" office:value-type="float" office:value="3" calcext:value-type="float">
            <text:p>3</text:p>
          </table:table-cell>
          <table:table-cell table:formula="of:=([.B3]^3+SIN(2*[.B3])-LN([.B3]))/(5*[.B3]^2+17)" office:value-type="float" office:value="0.413257616340854" calcext:value-type="float">
            <text:p>0.413257616340854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[.E$2]" office:value-type="float" office:value="5" calcext:value-type="float">
            <text:p>5</text:p>
          </table:table-cell>
          <table:table-cell table:formula="of:=([.B4]^3+SIN(2*[.B4])-LN([.B4]))/(5*[.B4]^2+17)" office:value-type="float" office:value="0.865116485751243" calcext:value-type="float">
            <text:p>0.865116485751243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([.B8]^3+SIN(2*[.B8])-LN([.B8]))/(5*[.B8]^2+17)" office:value-type="float" office:value="0.0867862466738946" calcext:value-type="float">
            <text:p>0.0867862466738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E$8]/3*([.C8]+4*SUM([.C9];[.C11])+2*([.C10])+[.C12])" office:value-type="float" office:value="1.70311275727559" calcext:value-type="float">
            <text:p>1.70311275727559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]+[.E$8]" office:value-type="float" office:value="2" calcext:value-type="float">
            <text:p>2</text:p>
          </table:table-cell>
          <table:table-cell table:formula="of:=([.B9]^3+SIN(2*[.B9])-LN([.B9]))/(5*[.B9]^2+17)" office:value-type="float" office:value="0.177028387138706" calcext:value-type="float">
            <text:p>0.17702838713870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9]+[.E$8]" office:value-type="float" office:value="3" calcext:value-type="float">
            <text:p>3</text:p>
          </table:table-cell>
          <table:table-cell table:formula="of:=([.B10]^3+SIN(2*[.B10])-LN([.B10]))/(5*[.B10]^2+17)" office:value-type="float" office:value="0.413257616340854" calcext:value-type="float">
            <text:p>0.413257616340854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]+[.E$8]" office:value-type="float" office:value="4" calcext:value-type="float">
            <text:p>4</text:p>
          </table:table-cell>
          <table:table-cell table:formula="of:=([.B11]^3+SIN(2*[.B11])-LN([.B11]))/(5*[.B11]^2+17)" office:value-type="float" office:value="0.655701689541273" calcext:value-type="float">
            <text:p>0.655701689541273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]+[.E$8]" office:value-type="float" office:value="5" calcext:value-type="float">
            <text:p>5</text:p>
          </table:table-cell>
          <table:table-cell table:formula="of:=([.B12]^3+SIN(2*[.B12])-LN([.B12]))/(5*[.B12]^2+17)" office:value-type="float" office:value="0.865116485751243" calcext:value-type="float">
            <text:p>0.865116485751243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16]^3+SIN(2*[.B16])-LN([.B16]))/(5*[.B16]^2+17)" office:value-type="float" office:value="0.0867862466738946" calcext:value-type="float">
            <text:p>0.08678624667389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E$16]/3*([.C16]+4*SUM([.C17];[.C19];[.C21];[.C23])+2*SUM([.C18];[.C20];[.C22])+[.C24])" office:value-type="float" office:value="1.70515946320657" calcext:value-type="float">
            <text:p>1.7051594632065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]+[.E$16]" office:value-type="float" office:value="1.5" calcext:value-type="float">
            <text:p>1.5</text:p>
          </table:table-cell>
          <table:table-cell table:formula="of:=([.B17]^3+SIN(2*[.B17])-LN([.B17]))/(5*[.B17]^2+17)" office:value-type="float" office:value="0.110111677874397" calcext:value-type="float">
            <text:p>0.11011167787439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7]+[.E$16]" office:value-type="float" office:value="2" calcext:value-type="float">
            <text:p>2</text:p>
          </table:table-cell>
          <table:table-cell table:formula="of:=([.B18]^3+SIN(2*[.B18])-LN([.B18]))/(5*[.B18]^2+17)" office:value-type="float" office:value="0.177028387138706" calcext:value-type="float">
            <text:p>0.17702838713870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8]+[.E$16]" office:value-type="float" office:value="2.5" calcext:value-type="float">
            <text:p>2.5</text:p>
          </table:table-cell>
          <table:table-cell table:formula="of:=([.B19]^3+SIN(2*[.B19])-LN([.B19]))/(5*[.B19]^2+17)" office:value-type="float" office:value="0.284969637170212" calcext:value-type="float">
            <text:p>0.28496963717021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9]+[.E$16]" office:value-type="float" office:value="3" calcext:value-type="float">
            <text:p>3</text:p>
          </table:table-cell>
          <table:table-cell table:formula="of:=([.B20]^3+SIN(2*[.B20])-LN([.B20]))/(5*[.B20]^2+17)" office:value-type="float" office:value="0.413257616340854" calcext:value-type="float">
            <text:p>0.41325761634085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0]+[.E$16]" office:value-type="float" office:value="3.5" calcext:value-type="float">
            <text:p>3.5</text:p>
          </table:table-cell>
          <table:table-cell table:formula="of:=([.B21]^3+SIN(2*[.B21])-LN([.B21]))/(5*[.B21]^2+17)" office:value-type="float" office:value="0.540309567159405" calcext:value-type="float">
            <text:p>0.54030956715940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1]+[.E$16]" office:value-type="float" office:value="4" calcext:value-type="float">
            <text:p>4</text:p>
          </table:table-cell>
          <table:table-cell table:formula="of:=([.B22]^3+SIN(2*[.B22])-LN([.B22]))/(5*[.B22]^2+17)" office:value-type="float" office:value="0.655701689541273" calcext:value-type="float">
            <text:p>0.655701689541273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2]+[.E$16]" office:value-type="float" office:value="4.5" calcext:value-type="float">
            <text:p>4.5</text:p>
          </table:table-cell>
          <table:table-cell table:formula="of:=([.B23]^3+SIN(2*[.B23])-LN([.B23]))/(5*[.B23]^2+17)" office:value-type="float" office:value="0.761378782989137" calcext:value-type="float">
            <text:p>0.76137878298913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3]+[.E$16]" office:value-type="float" office:value="5" calcext:value-type="float">
            <text:p>5</text:p>
          </table:table-cell>
          <table:table-cell table:formula="of:=([.B24]^3+SIN(2*[.B24])-LN([.B24]))/(5*[.B24]^2+17)" office:value-type="float" office:value="0.865116485751243" calcext:value-type="float">
            <text:p>0.865116485751243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28]^3+SIN(2*[.B28])-LN([.B28]))/(5*[.B28]^2+17)" office:value-type="float" office:value="0.0867862466738946" calcext:value-type="float">
            <text:p>0.086786246673895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E28]/3*([.C28]+4*SUM([.C29];[.C31];[.C33];[.C35];[.C37];[.C39];[.C41];[.C43];[.C45];[.C47];[.C49];[.C51];[.C53];[.C55];[.C57];[.C59];[.C61];[.C63];[.C65];[.C67])+2*SUM([.C30];[.C32];[.C34];[.C36];[.C38];[.C40];[.C42];[.C44];[.C46];[.C48];[.C50];[.C52];[.C54];[.C56];[.C58];[.C60];[.C62];[.C64];[.C66])+[.C68])" office:value-type="float" office:value="1.70524177394616" calcext:value-type="float">
            <text:p>1.7052417739461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8]+[.E$28]" office:value-type="float" office:value="1.1" calcext:value-type="float">
            <text:p>1.1</text:p>
          </table:table-cell>
          <table:table-cell table:formula="of:=([.B29]^3+SIN(2*[.B29])-LN([.B29]))/(5*[.B29]^2+17)" office:value-type="float" office:value="0.0886848687208358" calcext:value-type="float">
            <text:p>0.08868486872083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9]+[.E$28]" office:value-type="float" office:value="1.2" calcext:value-type="float">
            <text:p>1.2</text:p>
          </table:table-cell>
          <table:table-cell table:formula="of:=([.B30]^3+SIN(2*[.B30])-LN([.B30]))/(5*[.B30]^2+17)" office:value-type="float" office:value="0.091782711725504" calcext:value-type="float">
            <text:p>0.091782711725504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0]+[.E$28]" office:value-type="float" office:value="1.3" calcext:value-type="float">
            <text:p>1.3</text:p>
          </table:table-cell>
          <table:table-cell table:formula="of:=([.B31]^3+SIN(2*[.B31])-LN([.B31]))/(5*[.B31]^2+17)" office:value-type="float" office:value="0.0962725778921011" calcext:value-type="float">
            <text:p>0.096272577892101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1]+[.E$28]" office:value-type="float" office:value="1.4" calcext:value-type="float">
            <text:p>1.4</text:p>
          </table:table-cell>
          <table:table-cell table:formula="of:=([.B32]^3+SIN(2*[.B32])-LN([.B32]))/(5*[.B32]^2+17)" office:value-type="float" office:value="0.102332683340847" calcext:value-type="float">
            <text:p>0.102332683340847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2]+[.E$28]" office:value-type="float" office:value="1.5" calcext:value-type="float">
            <text:p>1.5</text:p>
          </table:table-cell>
          <table:table-cell table:formula="of:=([.B33]^3+SIN(2*[.B33])-LN([.B33]))/(5*[.B33]^2+17)" office:value-type="float" office:value="0.110111677874397" calcext:value-type="float">
            <text:p>0.110111677874397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33]+[.E$28]" office:value-type="float" office:value="1.6" calcext:value-type="float">
            <text:p>1.6</text:p>
          </table:table-cell>
          <table:table-cell table:formula="of:=([.B34]^3+SIN(2*[.B34])-LN([.B34]))/(5*[.B34]^2+17)" office:value-type="float" office:value="0.119718866688815" calcext:value-type="float">
            <text:p>0.11971886668881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34]+[.E$28]" office:value-type="float" office:value="1.7" calcext:value-type="float">
            <text:p>1.7</text:p>
          </table:table-cell>
          <table:table-cell table:formula="of:=([.B35]^3+SIN(2*[.B35])-LN([.B35]))/(5*[.B35]^2+17)" office:value-type="float" office:value="0.131218780505914" calcext:value-type="float">
            <text:p>0.131218780505914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5]+[.E$28]" office:value-type="float" office:value="1.8" calcext:value-type="float">
            <text:p>1.8</text:p>
          </table:table-cell>
          <table:table-cell table:formula="of:=([.B36]^3+SIN(2*[.B36])-LN([.B36]))/(5*[.B36]^2+17)" office:value-type="float" office:value="0.144629303969971" calcext:value-type="float">
            <text:p>0.144629303969971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36]+[.E$28]" office:value-type="float" office:value="1.9" calcext:value-type="float">
            <text:p>1.9</text:p>
          </table:table-cell>
          <table:table-cell table:formula="of:=([.B37]^3+SIN(2*[.B37])-LN([.B37]))/(5*[.B37]^2+17)" office:value-type="float" office:value="0.159922631180739" calcext:value-type="float">
            <text:p>0.15992263118073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7]+[.E$28]" office:value-type="float" office:value="2" calcext:value-type="float">
            <text:p>2</text:p>
          </table:table-cell>
          <table:table-cell table:formula="of:=([.B38]^3+SIN(2*[.B38])-LN([.B38]))/(5*[.B38]^2+17)" office:value-type="float" office:value="0.177028387138706" calcext:value-type="float">
            <text:p>0.177028387138706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8]+[.E$28]" office:value-type="float" office:value="2.1" calcext:value-type="float">
            <text:p>2.1</text:p>
          </table:table-cell>
          <table:table-cell table:formula="of:=([.B39]^3+SIN(2*[.B39])-LN([.B39]))/(5*[.B39]^2+17)" office:value-type="float" office:value="0.19583833246753" calcext:value-type="float">
            <text:p>0.19583833246753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9]+[.E$28]" office:value-type="float" office:value="2.2" calcext:value-type="float">
            <text:p>2.2</text:p>
          </table:table-cell>
          <table:table-cell table:formula="of:=([.B40]^3+SIN(2*[.B40])-LN([.B40]))/(5*[.B40]^2+17)" office:value-type="float" office:value="0.216212149654035" calcext:value-type="float">
            <text:p>0.216212149654035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40]+[.E$28]" office:value-type="float" office:value="2.3" calcext:value-type="float">
            <text:p>2.3</text:p>
          </table:table-cell>
          <table:table-cell table:formula="of:=([.B41]^3+SIN(2*[.B41])-LN([.B41]))/(5*[.B41]^2+17)" office:value-type="float" office:value="0.237983886615223" calcext:value-type="float">
            <text:p>0.237983886615223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41]+[.E$28]" office:value-type="float" office:value="2.4" calcext:value-type="float">
            <text:p>2.4</text:p>
          </table:table-cell>
          <table:table-cell table:formula="of:=([.B42]^3+SIN(2*[.B42])-LN([.B42]))/(5*[.B42]^2+17)" office:value-type="float" office:value="0.260968704231665" calcext:value-type="float">
            <text:p>0.260968704231665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42]+[.E$28]" office:value-type="float" office:value="2.5" calcext:value-type="float">
            <text:p>2.5</text:p>
          </table:table-cell>
          <table:table-cell table:formula="of:=([.B43]^3+SIN(2*[.B43])-LN([.B43]))/(5*[.B43]^2+17)" office:value-type="float" office:value="0.284969637170212" calcext:value-type="float">
            <text:p>0.284969637170212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43]+[.E$28]" office:value-type="float" office:value="2.6" calcext:value-type="float">
            <text:p>2.6</text:p>
          </table:table-cell>
          <table:table-cell table:formula="of:=([.B44]^3+SIN(2*[.B44])-LN([.B44]))/(5*[.B44]^2+17)" office:value-type="float" office:value="0.309784131875048" calcext:value-type="float">
            <text:p>0.309784131875048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44]+[.E$28]" office:value-type="float" office:value="2.7" calcext:value-type="float">
            <text:p>2.7</text:p>
          </table:table-cell>
          <table:table-cell table:formula="of:=([.B45]^3+SIN(2*[.B45])-LN([.B45]))/(5*[.B45]^2+17)" office:value-type="float" office:value="0.335210172861249" calcext:value-type="float">
            <text:p>0.335210172861249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45]+[.E$28]" office:value-type="float" office:value="2.8" calcext:value-type="float">
            <text:p>2.8</text:p>
          </table:table-cell>
          <table:table-cell table:formula="of:=([.B46]^3+SIN(2*[.B46])-LN([.B46]))/(5*[.B46]^2+17)" office:value-type="float" office:value="0.361051849554209" calcext:value-type="float">
            <text:p>0.361051849554209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46]+[.E$28]" office:value-type="float" office:value="2.9" calcext:value-type="float">
            <text:p>2.9</text:p>
          </table:table-cell>
          <table:table-cell table:formula="of:=([.B47]^3+SIN(2*[.B47])-LN([.B47]))/(5*[.B47]^2+17)" office:value-type="float" office:value="0.3871242520507" calcext:value-type="float">
            <text:p>0.3871242520507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47]+[.E$28]" office:value-type="float" office:value="3" calcext:value-type="float">
            <text:p>3</text:p>
          </table:table-cell>
          <table:table-cell table:formula="of:=([.B48]^3+SIN(2*[.B48])-LN([.B48]))/(5*[.B48]^2+17)" office:value-type="float" office:value="0.413257616340855" calcext:value-type="float">
            <text:p>0.413257616340855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8]+[.E$28]" office:value-type="float" office:value="3.1" calcext:value-type="float">
            <text:p>3.1</text:p>
          </table:table-cell>
          <table:table-cell table:formula="of:=([.B49]^3+SIN(2*[.B49])-LN([.B49]))/(5*[.B49]^2+17)" office:value-type="float" office:value="0.439300668496409" calcext:value-type="float">
            <text:p>0.439300668496409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9]+[.E$28]" office:value-type="float" office:value="3.2" calcext:value-type="float">
            <text:p>3.2</text:p>
          </table:table-cell>
          <table:table-cell table:formula="of:=([.B50]^3+SIN(2*[.B50])-LN([.B50]))/(5*[.B50]^2+17)" office:value-type="float" office:value="0.465123143622358" calcext:value-type="float">
            <text:p>0.465123143622358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50]+[.E$28]" office:value-type="float" office:value="3.3" calcext:value-type="float">
            <text:p>3.3</text:p>
          </table:table-cell>
          <table:table-cell table:formula="of:=([.B51]^3+SIN(2*[.B51])-LN([.B51]))/(5*[.B51]^2+17)" office:value-type="float" office:value="0.490617479286788" calcext:value-type="float">
            <text:p>0.490617479286788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51]+[.E$28]" office:value-type="float" office:value="3.4" calcext:value-type="float">
            <text:p>3.4</text:p>
          </table:table-cell>
          <table:table-cell table:formula="of:=([.B52]^3+SIN(2*[.B52])-LN([.B52]))/(5*[.B52]^2+17)" office:value-type="float" office:value="0.515699704806371" calcext:value-type="float">
            <text:p>0.515699704806371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52]+[.E$28]" office:value-type="float" office:value="3.5" calcext:value-type="float">
            <text:p>3.5</text:p>
          </table:table-cell>
          <table:table-cell table:formula="of:=([.B53]^3+SIN(2*[.B53])-LN([.B53]))/(5*[.B53]^2+17)" office:value-type="float" office:value="0.540309567159405" calcext:value-type="float">
            <text:p>0.54030956715940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3]+[.E$28]" office:value-type="float" office:value="3.6" calcext:value-type="float">
            <text:p>3.6</text:p>
          </table:table-cell>
          <table:table-cell table:formula="of:=([.B54]^3+SIN(2*[.B54])-LN([.B54]))/(5*[.B54]^2+17)" office:value-type="float" office:value="0.564409951325026" calcext:value-type="float">
            <text:p>0.564409951325026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4]+[.E$28]" office:value-type="float" office:value="3.7" calcext:value-type="float">
            <text:p>3.7</text:p>
          </table:table-cell>
          <table:table-cell table:formula="of:=([.B55]^3+SIN(2*[.B55])-LN([.B55]))/(5*[.B55]^2+17)" office:value-type="float" office:value="0.58798566736292" calcext:value-type="float">
            <text:p>0.58798566736292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5]+[.E$28]" office:value-type="float" office:value="3.8" calcext:value-type="float">
            <text:p>3.8</text:p>
          </table:table-cell>
          <table:table-cell table:formula="of:=([.B56]^3+SIN(2*[.B56])-LN([.B56]))/(5*[.B56]^2+17)" office:value-type="float" office:value="0.611041688400215" calcext:value-type="float">
            <text:p>0.611041688400215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]+[.E$28]" office:value-type="float" office:value="3.9" calcext:value-type="float">
            <text:p>3.9</text:p>
          </table:table-cell>
          <table:table-cell table:formula="of:=([.B57]^3+SIN(2*[.B57])-LN([.B57]))/(5*[.B57]^2+17)" office:value-type="float" office:value="0.633600932748405" calcext:value-type="float">
            <text:p>0.633600932748405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]+[.E$28]" office:value-type="float" office:value="4" calcext:value-type="float">
            <text:p>4</text:p>
          </table:table-cell>
          <table:table-cell table:formula="of:=([.B58]^3+SIN(2*[.B58])-LN([.B58]))/(5*[.B58]^2+17)" office:value-type="float" office:value="0.655701689541274" calcext:value-type="float">
            <text:p>0.655701689541274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]+[.E$28]" office:value-type="float" office:value="4.1" calcext:value-type="float">
            <text:p>4.1</text:p>
          </table:table-cell>
          <table:table-cell table:formula="of:=([.B59]^3+SIN(2*[.B59])-LN([.B59]))/(5*[.B59]^2+17)" office:value-type="float" office:value="0.67739479052914" calcext:value-type="float">
            <text:p>0.67739479052914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59]+[.E$28]" office:value-type="float" office:value="4.2" calcext:value-type="float">
            <text:p>4.2</text:p>
          </table:table-cell>
          <table:table-cell table:formula="of:=([.B60]^3+SIN(2*[.B60])-LN([.B60]))/(5*[.B60]^2+17)" office:value-type="float" office:value="0.6987406310152" calcext:value-type="float">
            <text:p>0.6987406310152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0]+[.E$28]" office:value-type="float" office:value="4.3" calcext:value-type="float">
            <text:p>4.3</text:p>
          </table:table-cell>
          <table:table-cell table:formula="of:=([.B61]^3+SIN(2*[.B61])-LN([.B61]))/(5*[.B61]^2+17)" office:value-type="float" office:value="0.719806140476698" calcext:value-type="float">
            <text:p>0.719806140476698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1]+[.E$28]" office:value-type="float" office:value="4.4" calcext:value-type="float">
            <text:p>4.4</text:p>
          </table:table-cell>
          <table:table-cell table:formula="of:=([.B62]^3+SIN(2*[.B62])-LN([.B62]))/(5*[.B62]^2+17)" office:value-type="float" office:value="0.740661798347694" calcext:value-type="float">
            <text:p>0.740661798347694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2]+[.E$28]" office:value-type="float" office:value="4.5" calcext:value-type="float">
            <text:p>4.5</text:p>
          </table:table-cell>
          <table:table-cell table:formula="of:=([.B63]^3+SIN(2*[.B63])-LN([.B63]))/(5*[.B63]^2+17)" office:value-type="float" office:value="0.761378782989137" calcext:value-type="float">
            <text:p>0.761378782989137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3]+[.E$28]" office:value-type="float" office:value="4.6" calcext:value-type="float">
            <text:p>4.6</text:p>
          </table:table-cell>
          <table:table-cell table:formula="of:=([.B64]^3+SIN(2*[.B64])-LN([.B64]))/(5*[.B64]^2+17)" office:value-type="float" office:value="0.782026332333919" calcext:value-type="float">
            <text:p>0.782026332333919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64]+[.E$28]" office:value-type="float" office:value="4.7" calcext:value-type="float">
            <text:p>4.7</text:p>
          </table:table-cell>
          <table:table-cell table:formula="of:=([.B65]^3+SIN(2*[.B65])-LN([.B65]))/(5*[.B65]^2+17)" office:value-type="float" office:value="0.802669383418889" calcext:value-type="float">
            <text:p>0.802669383418889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65]+[.E$28]" office:value-type="float" office:value="4.8" calcext:value-type="float">
            <text:p>4.8</text:p>
          </table:table-cell>
          <table:table-cell table:formula="of:=([.B66]^3+SIN(2*[.B66])-LN([.B66]))/(5*[.B66]^2+17)" office:value-type="float" office:value="0.823366545392308" calcext:value-type="float">
            <text:p>0.823366545392308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66]+[.E$28]" office:value-type="float" office:value="4.9" calcext:value-type="float">
            <text:p>4.9</text:p>
          </table:table-cell>
          <table:table-cell table:formula="of:=([.B67]^3+SIN(2*[.B67])-LN([.B67]))/(5*[.B67]^2+17)" office:value-type="float" office:value="0.84416844703124" calcext:value-type="float">
            <text:p>0.84416844703124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67]+[.E$28]" office:value-type="float" office:value="5" calcext:value-type="float">
            <text:p>5</text:p>
          </table:table-cell>
          <table:table-cell table:formula="of:=([.B68]^3+SIN(2*[.B68])-LN([.B68]))/(5*[.B68]^2+17)" office:value-type="float" office:value="0.865116485751243" calcext:value-type="float">
            <text:p>0.865116485751243</text:p>
          </table:table-cell>
          <table:table-cell table:number-columns-repeated="102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mpson examen" table:style-name="ta1">
        <table:table-column table:style-name="co6" table:number-columns-repeated="5" table:default-cell-style-name="ce2"/>
        <table:table-column table:style-name="co10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 calcext:value-type="string">
            <text:p>subindic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h</text:p>
          </table:table-cell>
          <table:table-cell/>
          <table:table-cell table:style-name="ce1" office:value-type="string" calcext:value-type="string">
            <text:p>Area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99.82" calcext:value-type="float">
            <text:p>999.82</text:p>
          </table:table-cell>
          <table:table-cell office:value-type="float" office:value="2" calcext:value-type="float">
            <text:p>2</text:p>
          </table:table-cell>
          <table:table-cell/>
          <table:table-cell table:formula="of:=2/3*([.C2]+4*SUM([.C3];[.C5];[.C7];[.C9];[.C11];[.C13];[.C15];[.C17])+2*SUM([.C4];[.C6];[.C8];[.C10];[.C12];[.C14];[.C16])+[.C18])" office:value-type="float" office:value="31952.3133333333" calcext:value-type="float">
            <text:p>31952.313333333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9.94" calcext:value-type="float">
            <text:p>999.94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99.99" calcext:value-type="float">
            <text:p>999.99</text:p>
          </table:table-cell>
          <table:table-cell/>
          <table:table-cell office:value-type="string" calcext:value-type="string">
            <text:p>Mejor</text:p>
          </table:table-cell>
          <table:table-cell table:formula="of:=[.F2]/([.B18]-[.B2])" office:value-type="float" office:value="998.509791666667" calcext:value-type="float">
            <text:p>998.50979166666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99.91" calcext:value-type="float">
            <text:p>999.9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99.77" calcext:value-type="float">
            <text:p>999.77</text:p>
          </table:table-cell>
          <table:table-cell/>
          <table:table-cell office:value-type="string" calcext:value-type="string">
            <text:p>1)</text:p>
          </table:table-cell>
          <table:table-cell table:formula="of:=2/3*([.C11]+4*[.C12]+[.C13])" office:value-type="float" office:value="3993.13333333333" calcext:value-type="float">
            <text:p>3993.1333333333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99.58" calcext:value-type="float">
            <text:p>999.58</text:p>
          </table:table-cell>
          <table:table-cell/>
          <table:table-cell office:value-type="string" calcext:value-type="string">
            <text:p>2)</text:p>
          </table:table-cell>
          <table:table-cell table:formula="of:=4/3*([.C23]+4*SUM([.C24];[.C26])+2*[.C25]+[.C27])" office:value-type="float" office:value="15984.32" calcext:value-type="float">
            <text:p>15984.3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99.33" calcext:value-type="float">
            <text:p>999.33</text:p>
          </table:table-cell>
          <table:table-cell/>
          <table:table-cell office:value-type="string" calcext:value-type="string">
            <text:p>3)</text:p>
          </table:table-cell>
          <table:table-cell table:formula="of:=4/3*([.C2]+4*[.C6]+[.C10])" office:value-type="float" office:value="7997.98666666667" calcext:value-type="float">
            <text:p>7997.9866666666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99.03" calcext:value-type="float">
            <text:p>999.03</text:p>
          </table:table-cell>
          <table:table-cell/>
          <table:table-cell office:value-type="string" calcext:value-type="string">
            <text:p>4)</text:p>
          </table:table-cell>
          <table:table-cell table:formula="of:=8/3*([.C9]+4*[.C14]+[.C18])" office:value-type="float" office:value="15957.1733333333" calcext:value-type="float">
            <text:p>15957.173333333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98.68" calcext:value-type="float">
            <text:p>998.68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98.29" calcext:value-type="float">
            <text:p>998.29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997.86" calcext:value-type="float">
            <text:p>997.86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97.38" calcext:value-type="float">
            <text:p>997.38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996.86" calcext:value-type="float">
            <text:p>996.86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996.31" calcext:value-type="float">
            <text:p>996.31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995.71" calcext:value-type="float">
            <text:p>995.71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95.09" calcext:value-type="float">
            <text:p>995.09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99.91" calcext:value-type="float">
            <text:p>999.9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99.03" calcext:value-type="float">
            <text:p>999.0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998.29" calcext:value-type="float">
            <text:p>998.29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997.38" calcext:value-type="float">
            <text:p>997.38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07:53:15.151665320</meta:creation-date>
    <dc:date>2018-10-31T11:18:08.867438106</dc:date>
    <meta:editing-duration>PT21M5S</meta:editing-duration>
    <meta:editing-cycles>3</meta:editing-cycles>
    <meta:generator>LibreOffice/6.0.6.2$Linux_X86_64 LibreOffice_project/00m0$Build-2</meta:generator>
    <meta:document-statistic meta:table-count="3" meta:cell-count="294" meta:object-count="0"/>
  </office:meta>
</office:document-meta>
</file>